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Please Log In": Authentication and Authorization in Java SE and Java EE</text:p>
      <text:p text:style-name="P2"/>
      <text:p text:style-name="P1">Java SE</text:p>
      <text:p text:style-name="P2">JAAS: Java Authentication and Authorization Service, around since 1.4</text:p>
      <text:p text:style-name="P2">Subject – authenticate user</text:p>
      <text:p text:style-name="P2">principal: identities of subject</text:p>
      <text:p text:style-name="P2">credentials: stuff to authenticate subject</text:p>
      <text:p text:style-name="P2"/>
      <text:p text:style-name="P2">process:</text:p>
      <text:p text:style-name="P2">delegate control to a login context</text:p>
      <text:p text:style-name="P2">login contexxt is setup with a config file, which just lists a login module</text:p>
      <text:p text:style-name="P2">you can also give the context a callback function</text:p>
      <text:p text:style-name="P2"/>
      <text:p text:style-name="P2">This can be used in conjunction with windows authentication. So you can setup security based on the logged in user, group or domain.</text:p>
      <text:p text:style-name="P2"/>
      <text:p text:style-name="P2">JAAS uses a two step process for login with 4 phases</text:p>
      <text:p text:style-name="P2"><text:tab/>initializaiton</text:p>
      <text:p text:style-name="P2"><text:tab/>login</text:p>
      <text:p text:style-name="P2"><text:tab/>commit/abort</text:p>
      <text:p text:style-name="P2"><text:tab/>logout</text:p>
      <text:p text:style-name="P2"/>
      <text:p text:style-name="P2">Your login module has to implement the LoginModule interfase. </text:p>
      <text:p text:style-name="P2">The initialize method is called first, it sets things up and stores any values passed to it.</text:p>
      <text:p text:style-name="P2">The login method does the actual authentication check</text:p>
      <text:p text:style-name="P2">the commit function is called if login succeeds, abort is called otherwise. These control what happens next</text:p>
      <text:p text:style-name="P2">the logout method needs to remove all principals from the subject</text:p>
      <text:p text:style-name="P2"/>
      <text:p text:style-name="P2"/>
      <text:p text:style-name="P1">Java EE: Realms and Roles</text:p>
      <text:p text:style-name="P1"/>
      <text:p text:style-name="P2">Realm: storage containing users auth and group info</text:p>
      <text:p text:style-name="P2">User: an individual</text:p>
      <text:p text:style-name="P2">Group: a set of users</text:p>
      <text:p text:style-name="P2">Role: abstract name for the permission to access soething</text:p>
      <text:p text:style-name="P2"/>
      <text:p text:style-name="P2">You can define annotations on EJB methods which define the roles that can access the EJB</text:p>
      <text:p text:style-name="P2"/>
      <text:p text:style-name="P2">EJBs relie on the application to set things up, it can just check that the user has the role.</text:p>
      <text:p text:style-name="P2"/>
      <text:p text:style-name="P2">Again uses a config file, which defines the authentication mechanisms, setup in teh web.xml</text:p>
      <text:p text:style-name="P2"/>
      <text:p text:style-name="P2">in the EJB it uses the @DeclareRoles annotation on the class, each method can have it's own roles defined also.</text:p>
      <text:p text:style-name="P2"/>
      <text:p text:style-name="P2">Doesn't use a login page by default, uses a popup authentication window.</text:p>
      <text:p text:style-name="P2"/>
      <text:p text:style-name="P2"/>
      <text:p text:style-name="P2">JASPIC – is good when you want mutual authentication. You can sign responses to the client so the client knows they are accessing the server they ment t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7M53S</meta:editing-duration>
    <meta:editing-cycles>16</meta:editing-cycles>
    <meta:generator>OpenOffice.org/3.4.1$Win32 OpenOffice.org_project/341m1$Build-9593</meta:generator>
    <dc:date>2013-09-24T09:53:54.18</dc:date>
    <meta:document-statistic meta:table-count="0" meta:image-count="0" meta:object-count="0" meta:page-count="1" meta:paragraph-count="32" meta:word-count="305" meta:character-count="1802"/>
    <meta:user-defined meta:name="Info 1"/>
    <meta:user-defined meta:name="Info 2"/>
    <meta:user-defined meta:name="Info 3"/>
    <meta:user-defined meta:name="Info 4"/>
  </office:meta>
</office:document-meta>
</file>